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75cm" fo:min-width="4.5cm"/>
      <style:paragraph-properties style:writing-mode="lr-tb"/>
    </style:style>
    <style:style style:name="gr2" style:family="graphic" style:parent-style-name="standard">
      <style:graphic-properties draw:fill-color="#ec9ba4" draw:textarea-horizontal-align="justify" draw:textarea-vertical-align="middle" draw:auto-grow-height="false" fo:min-height="0.75cm" fo:min-width="4.5cm"/>
      <style:paragraph-properties style:writing-mode="lr-tb"/>
    </style:style>
    <style:style style:name="gr3" style:family="graphic" style:parent-style-name="standard">
      <style:graphic-properties draw:fill-color="#ec9ba4" draw:textarea-horizontal-align="justify" draw:textarea-vertical-align="middle" draw:auto-grow-height="false" fo:min-height="0.75cm" fo:min-width="5.5cm"/>
      <style:paragraph-properties style:writing-mode="lr-tb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75cm" fo:min-width="4.75cm"/>
      <style:paragraph-properties style:writing-mode="lr-tb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75cm" fo:min-width="4.5cm"/>
      <style:paragraph-properties style:writing-mode="lr-tb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75cm" fo:min-width="4.25cm"/>
      <style:paragraph-properties style:writing-mode="lr-tb"/>
    </style:style>
    <style:style style:name="gr7" style:family="graphic" style:parent-style-name="standard">
      <style:graphic-properties draw:fill-color="#ff8000" draw:textarea-horizontal-align="justify" draw:textarea-vertical-align="middle" draw:auto-grow-height="false" fo:min-height="0.75cm" fo:min-width="4.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9" style:family="graphic" style:parent-style-name="standard">
      <style:graphic-properties draw:fill-color="#800080" draw:textarea-horizontal-align="justify" draw:textarea-vertical-align="middle" draw:auto-grow-height="false" fo:min-height="0.75cm" fo:min-width="4.5cm"/>
      <style:paragraph-properties style:writing-mode="lr-tb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0.75cm" fo:min-width="5cm"/>
      <style:paragraph-properties style:writing-mode="lr-tb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0.75cm" fo:min-width="3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4.2cm"/>
      <style:paragraph-properties style:writing-mode="lr-tb"/>
    </style:style>
    <style:style style:name="gr13" style:family="graphic" style:parent-style-name="standard">
      <style:graphic-properties draw:fill-color="#81d41a" draw:textarea-horizontal-align="justify" draw:textarea-vertical-align="middle" draw:auto-grow-height="false" fo:min-height="0.75cm" fo:min-width="4.5cm"/>
      <style:paragraph-properties style:writing-mode="lr-tb"/>
    </style:style>
    <style:style style:name="gr14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1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ec9ba4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8000"/>
      <style:paragraph-properties fo:text-align="center"/>
    </style:style>
    <style:style style:name="P6" style:family="paragraph">
      <loext:graphic-properties draw:fill-color="#800080"/>
      <style:paragraph-properties fo:text-align="center"/>
    </style:style>
    <style:style style:name="P7" style:family="paragraph">
      <loext:graphic-properties draw:fill-color="#00a933"/>
      <style:paragraph-properties fo:text-align="center"/>
    </style:style>
    <style:style style:name="P8" style:family="paragraph">
      <loext:graphic-properties draw:fill-color="#81d41a"/>
      <style:paragraph-properties fo:text-align="center"/>
    </style:style>
    <style:style style:name="P9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5cm" svg:height="1cm" svg:x="2cm" svg:y="9cm">
          <text:p text:style-name="P1">MainActivity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1cm" svg:x="3cm" svg:y="5cm">
          <text:p text:style-name="P1">ColorFrag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1cm" svg:x="4cm" svg:y="13cm">
          <text:p text:style-name="P1">HomeFragmen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cm" svg:height="1cm" svg:x="3cm" svg:y="18cm">
          <text:p text:style-name="P1">VisualizeFrag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5cm" svg:height="1cm" svg:x="7cm" svg:y="16cm">
          <text:p text:style-name="P1">Cube_Fragment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cm" svg:height="1cm" svg:x="10cm" svg:y="19cm">
          <text:p text:style-name="P1">FRU_butt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75cm" svg:height="1cm" svg:x="16cm" svg:y="19cm">
          <text:p text:style-name="P1">BLD_butt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5.25cm" svg:height="1cm" svg:x="12cm" svg:y="14cm">
          <text:p text:style-name="P1">CubeViewMode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cm" svg:height="1cm" svg:x="18cm" svg:y="17cm"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25cm" svg:height="1cm" svg:x="9cm" svg:y="6cm">
          <text:p text:style-name="P1">ColorViewModel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cm" svg:height="1cm" svg:x="13cm" svg:y="11cm">
          <text:p text:style-name="P1">Cube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5cm" svg:height="1cm" svg:x="20cm" svg:y="15cm">
          <text:p text:style-name="P1">Drawer (abstract)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6" draw:layer="layout" svg:width="5cm" svg:height="1cm" svg:x="20cm" svg:y="10.5cm">
          <text:p text:style-name="P1">SwapCub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4cm" svg:height="1cm" svg:x="12cm" svg:y="4cm">
          <text:p text:style-name="P1">Fac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7cm" svg:height="2cm" svg:x="24cm" svg:y="12cm">
          <text:p text:style-name="P1">onSwipeTouchListener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5cm" svg:height="1cm" svg:x="20cm" svg:y="8.5cm">
          <text:p text:style-name="P1">DrawCub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cm" svg:height="1cm" svg:x="17cm" svg:y="6cm">
          <text:p text:style-name="P1">Squar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cm" svg:height="1cm" svg:x="23cm" svg:y="6cm">
          <text:p text:style-name="P1">Rhombu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cm" svg:height="1cm" svg:x="23cm" svg:y="4cm">
          <text:p text:style-name="P1">Polygon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cm" svg:height="1cm" svg:x="23cm" svg:y="2cm">
          <text:p text:style-name="P1">Poi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9" draw:layer="layout" svg:x1="25.5cm" svg:y1="4cm" svg:x2="25.5cm" svg:y2="3cm">
          <text:p/>
        </draw:line>
        <draw:line draw:style-name="gr14" draw:text-style-name="P9" draw:layer="layout" svg:x1="25.5cm" svg:y1="6cm" svg:x2="25.5cm" svg:y2="5cm">
          <text:p/>
        </draw:line>
        <draw:line draw:style-name="gr14" draw:text-style-name="P9" draw:layer="layout" svg:x1="15.5cm" svg:y1="11cm" svg:x2="15.5cm" svg:y2="5cm">
          <text:p/>
        </draw:line>
        <draw:line draw:style-name="gr14" draw:text-style-name="P9" draw:layer="layout" svg:x1="19.5cm" svg:y1="8cm" svg:x2="19.5cm" svg:y2="7cm">
          <text:p/>
        </draw:line>
        <draw:line draw:style-name="gr14" draw:text-style-name="P9" draw:layer="layout" svg:x1="25.5cm" svg:y1="8cm" svg:x2="25.5cm" svg:y2="7cm">
          <text:p/>
        </draw:line>
        <draw:line draw:style-name="gr15" draw:text-style-name="P9" draw:layer="layout" svg:x1="19.5cm" svg:y1="8cm" svg:x2="25.5cm" svg:y2="8cm">
          <text:p/>
        </draw:line>
        <draw:line draw:style-name="gr15" draw:text-style-name="P9" draw:layer="layout" svg:x1="22.5cm" svg:y1="8.5cm" svg:x2="22.5cm" svg:y2="8cm">
          <text:p/>
        </draw:line>
        <draw:line draw:style-name="gr14" draw:text-style-name="P9" draw:layer="layout" svg:x1="17.75cm" svg:y1="11cm" svg:x2="20cm" svg:y2="9.5cm">
          <text:p/>
        </draw:line>
        <draw:line draw:style-name="gr14" draw:text-style-name="P9" draw:layer="layout" svg:x1="20cm" svg:y1="11.25cm" svg:x2="18cm" svg:y2="11.75cm">
          <text:p/>
        </draw:line>
        <draw:line draw:style-name="gr14" draw:text-style-name="P9" draw:layer="layout" svg:x1="22.5cm" svg:y1="10.5cm" svg:x2="22.5cm" svg:y2="9.5cm">
          <text:p/>
        </draw:line>
        <draw:line draw:style-name="gr14" draw:text-style-name="P9" draw:layer="layout" svg:x1="14.5cm" svg:y1="14cm" svg:x2="15cm" svg:y2="12cm">
          <text:p/>
        </draw:line>
        <draw:line draw:style-name="gr14" draw:text-style-name="P9" draw:layer="layout" svg:x1="14.5cm" svg:y1="15cm" svg:x2="18cm" svg:y2="17.5cm">
          <text:p/>
        </draw:line>
        <draw:line draw:style-name="gr14" draw:text-style-name="P9" draw:layer="layout" svg:x1="17.25cm" svg:y1="14.75cm" svg:x2="20cm" svg:y2="15.5cm">
          <text:p/>
        </draw:line>
        <draw:line draw:style-name="gr14" draw:text-style-name="P9" draw:layer="layout" svg:x1="26.5cm" svg:y1="11.25cm" svg:x2="26.5cm" svg:y2="12cm">
          <text:p/>
        </draw:line>
        <draw:line draw:style-name="gr15" draw:text-style-name="P9" draw:layer="layout" svg:x1="26.5cm" svg:y1="11.25cm" svg:x2="25cm" svg:y2="11.25cm">
          <text:p/>
        </draw:line>
        <draw:line draw:style-name="gr14" draw:text-style-name="P9" draw:layer="layout" svg:x1="11cm" svg:y1="5.25cm" svg:x2="11cm" svg:y2="6cm">
          <text:p/>
        </draw:line>
        <draw:line draw:style-name="gr15" draw:text-style-name="P9" draw:layer="layout" svg:x1="11cm" svg:y1="5.25cm" svg:x2="8cm" svg:y2="5.25cm">
          <text:p/>
        </draw:line>
        <draw:line draw:style-name="gr14" draw:text-style-name="P9" draw:layer="layout" svg:x1="3cm" svg:y1="9cm" svg:x2="3cm" svg:y2="6cm">
          <text:p/>
        </draw:line>
        <draw:line draw:style-name="gr14" draw:text-style-name="P9" draw:layer="layout" svg:x1="3cm" svg:y1="13.5cm" svg:x2="4cm" svg:y2="13.5cm">
          <text:p/>
        </draw:line>
        <draw:line draw:style-name="gr14" draw:text-style-name="P9" draw:layer="layout" svg:x1="3cm" svg:y1="10cm" svg:x2="3cm" svg:y2="18cm">
          <text:p/>
        </draw:line>
        <draw:line draw:style-name="gr14" draw:text-style-name="P9" draw:layer="layout" svg:x1="7cm" svg:y1="14cm" svg:x2="8cm" svg:y2="16cm">
          <text:p/>
        </draw:line>
        <draw:line draw:style-name="gr14" draw:text-style-name="P9" draw:layer="layout" svg:x1="7cm" svg:y1="18cm" svg:x2="8cm" svg:y2="17cm">
          <text:p/>
        </draw:line>
        <draw:line draw:style-name="gr14" draw:text-style-name="P9" draw:layer="layout" svg:x1="12cm" svg:y1="17cm" svg:x2="12cm" svg:y2="19cm">
          <text:p/>
        </draw:line>
        <draw:line draw:style-name="gr14" draw:text-style-name="P9" draw:layer="layout" svg:x1="16cm" svg:y1="18cm" svg:x2="17.25cm" svg:y2="19cm">
          <text:p/>
        </draw:line>
        <draw:line draw:style-name="gr15" draw:text-style-name="P9" draw:layer="layout" svg:x1="12cm" svg:y1="18cm" svg:x2="16cm" svg:y2="18cm">
          <text:p/>
        </draw:line>
        <draw:line draw:style-name="gr14" draw:text-style-name="P9" draw:layer="layout" svg:x1="22cm" svg:y1="15cm" svg:x2="22cm" svg:y2="11.5cm">
          <text:p/>
        </draw:line>
        <draw:line draw:style-name="gr14" draw:text-style-name="P9" draw:layer="layout" svg:x1="19cm" svg:y1="14cm" svg:x2="17cm" svg:y2="12cm">
          <text:p/>
        </draw:line>
        <draw:line draw:style-name="gr15" draw:text-style-name="P9" draw:layer="layout" svg:x1="19cm" svg:y1="14cm" svg:x2="22cm" svg:y2="14cm">
          <text:p/>
        </draw:line>
        <draw:line draw:style-name="gr14" draw:text-style-name="P9" draw:layer="layout" svg:x1="1cm" svg:y1="9.5cm" svg:x2="2cm" svg:y2="9.5cm">
          <text:p/>
        </draw:line>
        <draw:line draw:style-name="gr14" draw:text-style-name="P9" draw:layer="layout" svg:x1="11cm" svg:y1="16cm" svg:x2="11cm" svg:y2="7cm">
          <text:p/>
        </draw:line>
        <draw:line draw:style-name="gr14" draw:text-style-name="P9" draw:layer="layout" svg:x1="11cm" svg:y1="14cm" svg:x2="12cm" svg:y2="14cm">
          <text:p/>
        </draw:line>
        <draw:line draw:style-name="gr14" draw:text-style-name="P9" draw:layer="layout" svg:x1="13cm" svg:y1="7.5cm" svg:x2="14cm" svg:y2="10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3T10:42:24.465592797</meta:creation-date>
    <dc:date>2022-07-13T11:17:45.036403606</dc:date>
    <meta:editing-duration>PT35M17S</meta:editing-duration>
    <meta:editing-cycles>9</meta:editing-cycles>
    <meta:generator>LibreOffice/7.3.4.2$Linux_X86_64 LibreOffice_project/30$Build-2</meta:generator>
    <meta:document-statistic meta:object-count="52"/>
  </office:meta>
</office:document-meta>
</file>